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6.205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33.7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y Estimate (2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7" table:number-rows-spanned="2">
            <text:p>Magento website AWS cost estimation</text:p>
          </table:table-cell>
          <table:covered-table-cell table:number-columns-repeated="6" table:style-name="ce5"/>
        </table:table-row>
        <table:table-row table:style-name="ro1">
          <table:covered-table-cell table:number-columns-repeated="7" table:style-name="ce5"/>
        </table:table-row>
        <table:table-row table:style-name="ro1">
          <table:table-cell table:style-name="ce5" office:value-type="string" calcext:value-type="string">
            <text:p>Region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string" calcext:value-type="string">
            <text:p>First 12 months total</text:p>
          </table:table-cell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Configuration summary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office:value-type="string" calcext:value-type="string">
            <text:p>AWS Web Application Firewall (WAF)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umber of Web Access Control Lists (Web ACLs) utilized (5 per month), Number of Rules added per Web ACL (5 per month)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office:value-type="string" calcext:value-type="string">
            <text:p>Amazon RDS for MySQL</text:p>
          </table:table-cell>
          <table:table-cell office:value-type="float" office:value="374.36" calcext:value-type="float">
            <text:p>374.36</text:p>
          </table:table-cell>
          <table:table-cell office:value-type="float" office:value="4492.32" calcext:value-type="float">
            <text:p>4492.3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orage for each RDS instance (General Purpose SSD (gp2)), Storage amount (100 GB), Quantity (2), Instance type (db.t3.medium), Deployment option (Multi-AZ), Pricing strategy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office:value-type="string" calcext:value-type="string">
            <text:p>Amazon Elastic File System (EFS)</text:p>
          </table:table-cell>
          <table:table-cell office:value-type="float" office:value="9.36" calcext:value-type="float">
            <text:p>9.36</text:p>
          </table:table-cell>
          <table:table-cell office:value-type="float" office:value="112.32" calcext:value-type="float">
            <text:p>112.3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esired Storage Capacity (100 GB per month)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office:value-type="string" calcext:value-type="string">
            <text:p>Amazon Virtual Private Cloud (VPC)</text:p>
          </table:table-cell>
          <table:table-cell office:value-type="float" office:value="78.14" calcext:value-type="float">
            <text:p>78.14</text:p>
          </table:table-cell>
          <table:table-cell office:value-type="float" office:value="937.68" calcext:value-type="float">
            <text:p>937.6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umber of NAT Gateways (2)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office:value-type="string" calcext:value-type="string">
            <text:p>Amazon ElastiCache</text:p>
          </table:table-cell>
          <table:table-cell office:value-type="float" office:value="13.87" calcext:value-type="float">
            <text:p>13.8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odes ( 1 instances of type Redis <text:s/>Standard <text:s/>cache t3.micro <text:s/>Reserved <text:s/>All Upfront <text:s/>1yr )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office:value-type="string" calcext:value-type="string">
            <text:p>Application Load Balancer</text:p>
          </table:table-cell>
          <table:table-cell office:value-type="float" office:value="26.66" calcext:value-type="float">
            <text:p>26.66</text:p>
          </table:table-cell>
          <table:table-cell office:value-type="float" office:value="319.92" calcext:value-type="float">
            <text:p>319.9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umber of Application Load Balancers (1)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office:value-type="string" calcext:value-type="string">
            <text:p>AWS CodeBuild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umber of builds in a month (20), Average build duration (minutes) (1), Operating system (Linux), Compute instance type (general1.small)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office:value-type="string" calcext:value-type="string">
            <text:p>AWS CodeDeploy</text:p>
          </table:table-cell>
          <table:table-cell office:value-type="float" office:value="0.8" calcext:value-type="float">
            <text:p>0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umber of on-premise instances (10), Number of deployments (4 per month)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office:value-type="string" calcext:value-type="string">
            <text:p>Amazon Route 53</text:p>
          </table:table-cell>
          <table:table-cell office:value-type="float" office:value="52.2" calcext:value-type="float">
            <text:p>52.2</text:p>
          </table:table-cell>
          <table:table-cell office:value-type="float" office:value="626.4" calcext:value-type="float">
            <text:p>626.4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osted Zones (1)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 office:value-type="string" calcext:value-type="string">
            <text:p>Bastion Host</text:p>
          </table:table-cell>
          <table:table-cell office:value-type="string" calcext:value-type="string">
            <text:p>Amazon EC2 </text:p>
          </table:table-cell>
          <table:table-cell office:value-type="float" office:value="8.19" calcext:value-type="float">
            <text:p>8.19</text:p>
          </table:table-cell>
          <table:table-cell office:value-type="float" office:value="98.28" calcext:value-type="float">
            <text:p>98.2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Operating system (Linux), Quantity (1), Pricing strategy (EC2 Instance Savings Plans 1 Year No Upfront), Storage amount (20 GB), Instance type (t3.micro) 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 office:value-type="string" calcext:value-type="string">
            <text:p>Magento web servers</text:p>
          </table:table-cell>
          <table:table-cell office:value-type="string" calcext:value-type="string">
            <text:p>Amazon EC2</text:p>
          </table:table-cell>
          <table:table-cell office:value-type="float" office:value="80.09" calcext:value-type="float">
            <text:p>80.09</text:p>
          </table:table-cell>
          <table:table-cell office:value-type="float" office:value="961.08" calcext:value-type="float">
            <text:p>961.0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Operating system (Linux), Quantity (3), Pricing strategy (EC2 Instance Savings Plans 1 Year No Upfront), Storage amount (30 GB), Instance type (t3.medium)</text:p>
          </table:table-cell>
        </table:table-row>
        <table:table-row table:style-name="ro1">
          <table:table-cell office:value-type="string" calcext:value-type="string">
            <text:p>Middle East (Bahrain)</text:p>
          </table:table-cell>
          <table:table-cell/>
          <table:table-cell table:style-name="ce4" office:value-type="string" calcext:value-type="string">
            <text:p>Amazon CloudFront Service</text:p>
          </table:table-cell>
          <table:table-cell office:value-type="float" office:value="68.75" calcext:value-type="float">
            <text:p>68.7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Total Amount</text:p>
          </table:table-cell>
          <table:table-cell table:formula="of:=SUM([.D4:.D15])" office:value-type="float" office:value="742.52" calcext:value-type="float">
            <text:p>742.52</text:p>
          </table:table-cell>
          <table:table-cell table:formula="of:=SUM([.E4:.E15])" office:value-type="float" office:value="8898.8" calcext:value-type="float">
            <text:p>8898.8</text:p>
          </table:table-cell>
          <table:table-cell office:value-type="string" calcext:value-type="string">
            <text:p>US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5:40:58.107501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4T15:54:30.030309077</dc:date>
    <meta:editing-duration>PT20M</meta:editing-duration>
    <meta:editing-cycles>2</meta:editing-cycles>
    <meta:generator>LibreOffice/6.4.7.2$Linux_X86_64 LibreOffice_project/40$Build-2</meta:generator>
    <meta:document-statistic meta:table-count="1" meta:cell-count="85" meta:object-count="0"/>
  </office:meta>
</office:document-meta>
</file>